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4191"/>
    </style:style>
    <style:style style:name="P3" style:family="paragraph" style:parent-style-name="Standard">
      <style:paragraph-properties fo:text-align="start" style:justify-single-word="false"/>
      <style:text-properties officeooo:rsid="000f4191" officeooo:paragraph-rsid="000f419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9704" officeooo:paragraph-rsid="000f970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0189e" officeooo:paragraph-rsid="0010189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8e0f" officeooo:paragraph-rsid="00118e0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2a127" officeooo:paragraph-rsid="0012a127"/>
    </style:style>
    <style:style style:name="P8" style:family="paragraph" style:parent-style-name="Standard">
      <style:paragraph-properties fo:text-align="start" style:justify-single-word="false"/>
      <style:text-properties officeooo:rsid="0012a127" officeooo:paragraph-rsid="0012a127"/>
    </style:style>
    <style:style style:name="P9" style:family="paragraph" style:parent-style-name="Standard">
      <style:paragraph-properties fo:text-align="start" style:justify-single-word="false"/>
      <style:text-properties officeooo:rsid="00153221" officeooo:paragraph-rsid="00153221"/>
    </style:style>
    <style:style style:name="P10" style:family="paragraph" style:parent-style-name="Standard">
      <style:paragraph-properties fo:text-align="start" style:justify-single-word="false"/>
      <style:text-properties officeooo:rsid="001629c0" officeooo:paragraph-rsid="001629c0"/>
    </style:style>
    <style:style style:name="P11" style:family="paragraph" style:parent-style-name="Standard">
      <style:paragraph-properties fo:text-align="start" style:justify-single-word="false"/>
      <style:text-properties officeooo:rsid="001c2ba6" officeooo:paragraph-rsid="001c2ba6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c2ba6" officeooo:paragraph-rsid="001c2ba6"/>
    </style:style>
    <style:style style:name="P13" style:family="paragraph" style:parent-style-name="Table_20_Contents">
      <style:paragraph-properties fo:text-align="start" style:justify-single-word="false"/>
      <style:text-properties officeooo:rsid="001ff93e" officeooo:paragraph-rsid="001ff93e"/>
    </style:style>
    <style:style style:name="P14" style:family="paragraph" style:parent-style-name="Table_20_Contents">
      <style:paragraph-properties fo:text-align="start" style:justify-single-word="false"/>
      <style:text-properties officeooo:rsid="0020129a" officeooo:paragraph-rsid="0020129a"/>
    </style:style>
    <style:style style:name="P15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16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7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8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9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20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21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T1" style:family="text">
      <style:text-properties officeooo:rsid="000f4191"/>
    </style:style>
    <style:style style:name="T2" style:family="text">
      <style:text-properties officeooo:rsid="001b63b8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cta de la tercera reunión del TFG</text:span></text:p>
      <text:p text:style-name="P2"/>
      <text:p text:style-name="P3">Órden del día:</text:p>
      <text:list xml:id="list4267831209" text:style-name="L1">
        <text:list-item>
          <text:p text:style-name="P4">Experiencias aprendidas en la realización de las actividades esta semana.</text:p>
        </text:list-item>
        <text:list-item>
          <text:p text:style-name="P4">Comprobación del progreso de la primera iteración.</text:p>
        </text:list-item>
        <text:list-item>
          <text:p text:style-name="P5">(En el caso de decidirse la primera iteración como terminada) Definición de la segunda iteración.</text:p>
        </text:list-item>
        <text:list-item>
          <text:p text:style-name="P6">Análisis de las actividades, riesgos y aspectos pertinentes de la segunda iteración.</text:p>
        </text:list-item>
        <text:list-item>
          <text:p text:style-name="P7">Acciones a realizar.</text:p>
        </text:list-item>
        <text:list-item>
          <text:p text:style-name="P7">Ruegos y preguntas.</text:p>
        </text:list-item>
        <text:list-item>
          <text:p text:style-name="P7">Acuerdo de la realización de la próxima reunión.</text:p>
        </text:list-item>
      </text:list>
      <text:p text:style-name="P8"/>
      <text:p text:style-name="P9">Plantilla de punto de la reunión:</text:p>
      <text:p text:style-name="P9"><draw:frame draw:style-name="fr1" draw:name="Frame1" text:anchor-type="as-char" svg:width="21.59cm" style:rel-width="100%" draw:z-index="0"><draw:text-box fo:min-height="0.499cm"><text:p text:style-name="P15">Título:</text:p><text:p text:style-name="P15">Descripción:</text:p><text:p text:style-name="P15">Resolución:</text:p></draw:text-box></draw:frame></text:p>
      <text:p text:style-name="P10">Plantilla de actividad de iteración:</text:p>
      <text:p text:style-name="P10"><draw:frame draw:style-name="fr1" draw:name="Frame2" text:anchor-type="as-char" svg:width="21.59cm" style:rel-width="100%" draw:z-index="1"><draw:text-box fo:min-height="0.499cm"><text:p text:style-name="P19">Identificado<text:span text:style-name="T2">r:</text:span></text:p><text:p text:style-name="P15">Título:</text:p><text:p text:style-name="P15">Descripción:</text:p><text:p text:style-name="P16">Duración:</text:p><text:p text:style-name="P17">Subactividades:</text:p><text:p text:style-name="P18">Riesgos asociados:</text:p></draw:text-box></draw:frame></text:p>
      <text:p text:style-name="P11">Plantilla de riesgos:</text:p>
      <text:p text:style-name="P11"><draw:frame draw:style-name="fr1" draw:name="Frame3" text:anchor-type="as-char" svg:width="21.59cm" style:rel-width="100%" draw:z-index="2"><draw:text-box fo:min-height="0.499cm"><text:p text:style-name="P20">Identificador:</text:p><text:p text:style-name="P15">Título:</text:p><text:p text:style-name="P15">Descripción:</text:p><text:p text:style-name="P20">Probabilidad de aparición:</text:p><text:p text:style-name="P21">Formas de paliar:</text:p><text:p text:style-name="P21">Soluciones si ocurre:</text:p></draw:text-box></draw:frame></text:p>
      <text:p text:style-name="P11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3">Versión</text:p>
          </table:table-cell>
          <table:table-cell table:style-name="ControlDeVersiones.A1" office:value-type="string">
            <text:p text:style-name="P13">Descripción</text:p>
          </table:table-cell>
          <table:table-cell table:style-name="ControlDeVersiones.C1" office:value-type="string">
            <text:p text:style-name="P13">Fecha</text:p>
          </table:table-cell>
        </table:table-row>
        <table:table-row>
          <table:table-cell table:style-name="ControlDeVersiones.A2" office:value-type="string">
            <text:p text:style-name="P13">1.0</text:p>
          </table:table-cell>
          <table:table-cell table:style-name="ControlDeVersiones.A2" office:value-type="string">
            <text:p text:style-name="P13">Versión inicial, definidos los puntos a tratar de la reunión y plantillas.</text:p>
          </table:table-cell>
          <table:table-cell table:style-name="ControlDeVersiones.C2" office:value-type="string">
            <text:p text:style-name="P14">21/10/2017</text:p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9:46:17.605165274</meta:creation-date>
    <meta:generator>LibreOffice/5.3.6.1$Linux_X86_64 LibreOffice_project/30m0$Build-1</meta:generator>
    <dc:date>2017-10-21T09:53:44.743305939</dc:date>
    <meta:editing-duration>PT7M19S</meta:editing-duration>
    <meta:editing-cycles>20</meta:editing-cycles>
    <meta:document-statistic meta:table-count="1" meta:image-count="0" meta:object-count="0" meta:page-count="3" meta:paragraph-count="36" meta:word-count="128" meta:character-count="849" meta:non-whitespace-character-count="760"/>
  </office:meta>
</office:document-meta>
</file>